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087412" officeooo:paragraph-rsid="00087412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fo:font-weight="bold" officeooo:rsid="00087412" officeooo:paragraph-rsid="00087412" style:font-size-asian="60pt" style:font-weight-asian="bold" style:font-size-complex="6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iculum Vitae</text:p>
      <text:p text:style-name="P1"/>
      <text:p text:style-name="P1">Modelo</text:p>
      <text:p text:style-name="P1"/>
      <text:p text:style-name="P1">Deve ser colocado aqu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02:28.459000000</meta:creation-date>
    <meta:print-date>2024-04-22T13:04:09.467000000</meta:print-date>
    <meta:printed-by>Arquivos PDF</meta:printed-by>
    <dc:date>2024-04-22T13:04:31.486000000</dc:date>
    <meta:editing-duration>PT22S</meta:editing-duration>
    <meta:editing-cycles>1</meta:editing-cycles>
    <meta:document-statistic meta:table-count="0" meta:image-count="0" meta:object-count="0" meta:page-count="1" meta:paragraph-count="3" meta:word-count="7" meta:character-count="44" meta:non-whitespace-character-count="40"/>
    <meta:generator>LibreOffice/7.6.5.2$Windows_X86_64 LibreOffice_project/38d5f62f85355c192ef5f1dd47c5c0c0c6d6598b</meta:generator>
  </office:meta>
</office:document-meta>
</file>